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a13" officeooo:paragraph-rsid="0018fa13"/>
    </style:style>
    <style:style style:name="P2" style:family="paragraph" style:parent-style-name="Standard">
      <style:text-properties officeooo:rsid="00192233" officeooo:paragraph-rsid="00192233"/>
    </style:style>
    <style:style style:name="P3" style:family="paragraph" style:parent-style-name="Standard">
      <style:text-properties officeooo:rsid="001bc7b4" officeooo:paragraph-rsid="001bc7b4"/>
    </style:style>
    <style:style style:name="T1" style:family="text">
      <style:text-properties officeooo:rsid="001922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project working</text:p>
      <text:p text:style-name="P1"/>
      <text:p text:style-name="P1">Linux Distro name <text:s text:c="19"/>distro.name()</text:p>
      <text:p text:style-name="P1">Distro version <text:s text:c="26"/>distro.version()</text:p>
      <text:p text:style-name="P1">host name <text:s text:c="33"/><text:span text:style-name="T1">uname().nodename</text:span></text:p>
      <text:p text:style-name="P2">release<text:tab/><text:tab/><text:tab/><text:tab/> <text:s/>uname().release</text:p>
      <text:p text:style-name="P2">rendition<text:tab/><text:tab/><text:tab/> <text:s/>uname().version</text:p>
      <text:p text:style-name="P2"/>
      <text:p text:style-name="P3">import distro</text:p>
      <text:p text:style-name="P3">from os import uname </text:p>
      <text:p text:style-name="P3"/>
      <text:p text:style-name="P3">Runnign uname() function gives</text:p>
      <text:p text:style-name="P3"/>
      <text:p text:style-name="P3">posix.uname_result(sysname='Linux', nodename='nithin1729s', release='6.5.0-21-generic', version='#21~22.04.1-Ubuntu SMP PREEMPT_DYNAMIC Fri Feb <text:s/>9 13:32:52 UTC 2', machine='x86_64')</text:p>
      <text:p text:style-name="P3"/>
      <text:p text:style-name="P3">&gt;&gt;&gt; import psutil</text:p>
      <text:p text:style-name="P3">&gt;&gt;&gt; psutil.boot_time()</text:p>
      <text:p text:style-name="P3">1709302036.0</text:p>
      <text:p text:style-name="P3">&gt;&gt;&gt; k=psutil.boot_time()</text:p>
      <text:p text:style-name="P3">&gt;&gt;&gt; from datetime import datetime</text:p>
      <text:p text:style-name="P3">&gt;&gt;&gt; datetime.fromtimestamp(k)</text:p>
      <text:p text:style-name="P3">datetime.datetime(2024, 3, 1, 19, 37, 16)</text:p>
      <text:p text:style-name="P3">&gt;&gt;&gt; datetime.fromtimestamp(k).strftime()</text:p>
      <text:p text:style-name="P3">Traceback (most recent call last):</text:p>
      <text:p text:style-name="P3"><text:s text:c="2"/>File "&lt;stdin&gt;", line 1, in &lt;module&gt;</text:p>
      <text:p text:style-name="P3">TypeError: strftime() missing required argument 'format' (pos 1)</text:p>
      <text:p text:style-name="P3">&gt;&gt;&gt; datetime.fromtimestamp(k).strftime("%Y-%m-%d, %H:%M:%S")</text:p>
      <text:p text:style-name="P3">'2024-03-01, 19:37:16'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8:28:30.303183932</meta:creation-date>
    <dc:date>2024-03-04T18:59:28.270869766</dc:date>
    <meta:editing-duration>PT30M5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87" meta:character-count="921" meta:non-whitespace-character-count="766"/>
  </office:meta>
</office:document-meta>
</file>